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language="es" fo:country="ES"/>
    </style:style>
    <style:style style:name="P8" style:parent-style-name="Normal" style:family="paragraph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Normal" style:family="paragraph">
      <style:text-properties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language="es" fo:country="ES"/>
    </style:style>
  </office:automatic-styles>
  <office:body>
    <office:text text:use-soft-page-breaks="true">
      <text:p text:style-name="P1">CULTURA DE INDONESIA</text:p>
      <text:p text:style-name="P2">La cultura de indonesia es el resultado de la mezcla de diferentes civilizaciones. Siendo hoy en día un país islámico, las creencias autóctonas, el hinduismo y el budismo de la India ejercieron una profunda influencia y han dejado una importante huella en la arquitectura y escultura del país. Las islas también han sentido la influencia de las culturas polinesia y de Asia suroriental, así como la de chinos y holandeses. La influencia árabe empezó a cobrar más importancia a partir del siglo XIII, sobre todo a través de las enseñanzas del islam.</text:p>
      <text:p text:style-name="P3">En Indonesia hay aproximadamente 20 bibliotecas de gran importancia que se hallan sobre todo en las ciudades de Bandung, Bogor, Yakarta y Yogyakarta. En Yakarta se encuentran los archivos nacionales y la Biblioteca del Museo Nacional (360.000 volúmenes), así como la Biblioteca Nacional (750.000 volúmenes), que alberga varias colecciones especiales. El Museo de Bali está situado en Denpasar.</text:p>
      <text:p text:style-name="P4"/>
      <text:p text:style-name="P5">RELIGIÓN Y LENGUAS OFICIALES HABLADAS.</text:p>
      <text:p text:style-name="P6"/>
      <text:p text:style-name="P7">La Constitución de Indonesia garantiza la religión, siempre que sea una de las cinco religiones oficiales [cita requerida] (Islam, Catolicismo, Protestantismo, Budismo, Hinduismo) y bajo el credo de Pancasila entre otras cosas, defiende por igual y da el mismo trato a todas las creencias.[cita requerida]</text:p>
      <text:p text:style-name="P8">El islam en sus diferentes manifestaciones es la fe de aproximadamente el 88% de la población. Entre los demás grupos religiosos se pueden señalar la presencia de más de 17 millones de cristianos, sobre todo protestantes, y más de 1,5 millones de budistas, la mayoría de origen chino. El hinduismo, que en el pasado tuvo una gran importancia, está confinado a la isla de Bali y algún punto remoto del este de Java.</text:p>
      <text:p text:style-name="P9">El islam en Indonesia es similar al islam en los países árabes. Los indonesios son un pueblo extremadamente abierto y pacífico, con una base hindú y budista muy sólida por la cual se acogió el islam hace cinco siglos.</text:p>
      <text:p text:style-name="P10">En general, existe respeto y tolerancia entre aquellos que profesan religiones distintas, aunque en momentos puntuales, siempre motivados políticamente, ha habido enfrentamientos entre musulmanes y cristianos (Célebes central, Molucas).</text:p>
      <text:p text:style-name="P11">En las islas de Java y Sumatra predomina el Islam, donde viven casi 200 millones de personas. Bali, por su parte, es el último lugar donde se practica el hinduismo, y en el Este de Indonesia (Flores, Timor, Molucas, Célebes Septentrional) encontramos cristianismo (católicos y protestantes); en estas provincias viven entre 15 y 20 millones de personas.</text:p>
      <text:p text:style-name="P12">En Indonesia se hablan más de 100 idiomas, pero la lengua oficial y más hablada es el Bahasa Indonesia. De origen malayo, fue durante mucho tiempo la lengua de los comerciantes de las ciudades costeras, y posee elementos del chino, del indio, del holandés y del inglés.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P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o cesar pillaca pariona</meta:initial-creator>
    <dc:creator>julio cesar pillaca pariona</dc:creator>
    <meta:creation-date>2017-09-17T00:42:00Z</meta:creation-date>
    <dc:date>2017-09-17T00:51:00Z</dc:date>
    <meta:template xlink:href="Normal" xlink:type="simple"/>
    <meta:editing-cycles>1</meta:editing-cycles>
    <meta:editing-duration>PT540S</meta:editing-duration>
    <meta:document-statistic meta:page-count="1" meta:paragraph-count="5" meta:word-count="431" meta:character-count="2801" meta:row-count="19" meta:non-whitespace-character-count="2375"/>
  </office:meta>
</office:document-meta>
</file>